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en" fo:country="US"/>
    </style:style>
  </office:automatic-styles>
  <office:body>
    <office:text text:use-soft-page-breaks="true">
      <text:p text:style-name="P1">Was ist Firebase?</text:p>
      <text:p text:style-name="Standard">Firebase ist eine Entwicklungsplattform, mit welcher es möglich ist Apps (mobil und webbasiert) in der Google Cloud Plattform zu entwickeln.</text:p>
      <text:p text:style-name="Standard">Es bietet durch verschiedene Services, den Entwicklern die<text:s/>Möglichkeit die App-Entwicklung zu beschleunigen und die Stabilität und Leistung zu überwachen. Darunter auch die Push-Notifications, welche im Folgenden genauer erläutert werden.</text:p>
      <text:p text:style-name="Standard"/>
      <text:p text:style-name="Standard">Typischer Push-Notification-Flow:</text:p>
      <text:p text:style-name="Standard">Um die Funktionalität der Push-Benachrichtigungen herzustellen, werden die SDK-APIs der mobilen Plattform z.B. Apple iOS oder Android, verwendet, um sich damit bei einem Cloud-Messaging-Anbieter registrieren zu können. Dazu gehören Apple Push Notification Service (APNs) für iOS und Firebase Cloud<text:s/>Messaging (FCM) für Android.</text:p>
      <text:p text:style-name="Standard">Zuerst sendet der Cloud-Messaging-Anbieter ein Push-Token, welches wie eine Adresse funktioniert, mit dem es möglich ist das Gerät und die mobile App als Empfänger der Nachricht zu identifizieren.</text:p>
      <text:p text:style-name="Standard">Daraufhin wird das Push-Token<text:s/>von der mobilen App an den Server einer Customer-Engagement-Plattform gesendet, denn das Push-Token muss dem Server bekannt sein, um eine Push-Benachrichtigung an den Empfänger senden zu können.</text:p>
      <text:p text:style-name="Standard">Die Sicherheit, dass die personalisierten Inhalte nur vom beabsichtigten Benutzer empfangen werden, ist durch die Eins-zu-Eins Zuordnung zwischen dem Push-Token und der Kennung des Benutzers vom System gewährleistet.</text:p>
      <text:p text:style-name="Standard">Der Remote-Server sammelt die Nutzerdaten und Interaktionen und gibt den App-Entwicklern die Möglichkeit z.B. den Nachrichteninhalt so zu personalisieren, dass er auf die Nutzungsmuster und -attribute der Kunden angepasst ist.</text:p>
      <text:p text:style-name="Standard">Die personalisierte Nachricht wird an das Push-Token gebunden und vom Remote-Server an den Cloud-Messaging-Dienst der mobilen Plattform gesendet.</text:p>
      <text:p text:style-name="Standard">Der Nachrichteninhalt wird dann vom Cloud-Messaging-Dienst an das richtige Gerät<text:s/>und die mobile App<text:s/>gesendet<text:s/>und dann anschließend als Benachrichtigung angezeigt.<text:s/></text:p>
      <text:p text:style-name="Standard"/>
      <text:p text:style-name="Standard">FCM für Android:</text:p>
      <text:p text:style-name="Standard">Um Firebase Cloud Messaging-basierte Push-Benachrichtigungen in einer Android-App zu implementieren, werden eine mobile App, eine Verbindung zum FCM-Server und ein Push-Server eines Drittanbieters benötigt.</text:p>
      <text:p text:style-name="Standard">Zuerst muss Firebase zu dem Android-App-Projekt hinzugefügt werden. Danach ist es erforderlich sich bei FCM zu registrieren, um das FCM-Registrierungstoken zu erhalten. Um dann anschließend eine Verbindung mit den FCM-Servern herzustellen, muss das FCM-Token in der Android-App konfiguriert werden. Nun wird ein Push-Server eines Drittanbieters benötigt, damit Benachrichtigungen von der mobilen App an den FCM-Server gesendet werden können.</text:p>
      <text:p text:style-name="Standard">Hierfür wird oftmals der Google Play Store verwendet, der die Einrichtung mit den Google Play-Diensten APK erfordert. Es können aber auch Push-Benachrichtigungsserver eines Drittanbieters verwendet werden.</text:p>
      <text:p text:style-name="Standard"/>
      <text:p text:style-name="Standard">Push-Notifications<text:s/>für Apple:</text:p>
      <text:p text:style-name="Standard">Für iOS funktionieren Push-Notifications<text:s/>ähnlich wie bei Android mit dem Unterschied, dass<text:s/>die App<text:s/>mit dem Apple Push Notification Service<text:s/>kommuniziert.<text:s/><text:span text:style-name="T2">Hierfür wird ein Apple Push Notification Authentication Key für den Apple Developer Account benötigt.<text:s/></text:span>Zuerst fordert iOS ein Gerätetoken vom Apple Push Notification Service (APNs) an. Danach empfängt die iOS-App das Token, mit welchem Push-Benachrichtigungen an die identifizierte Anwendung gesendet werden. Zum Schluss sendet der<text:s/>Server einer Customer-Engagement-Plattform<text:s/>die Benachrichtigung an<text:s/>den<text:s/>APNs<text:s/>und dann identifiziert<text:s/>der<text:s/>APNs<text:s/>das<text:s/>iOS-Gerät<text:s/>und die iOS-App, an die die Benachrichtigung gesendet werden soll.</text:p>
      <text:p text:style-name="Standard"/>
      <text:soft-page-break/>
      <text:p text:style-name="Standard">Grundlagen zu unsicheren Push-Notifications:</text:p>
      <text:p text:style-name="Standard">Firebase selbst bietet keine End-zu-End Verschlüsselung an, was die Übertragung der Push-Benachrichtigungen unsicher macht, da diese über Firebase unverschlüsselt übertragen werden und somit von Firebase ausgelesen und ausgewertet werden können. Stattdessen schlägt Firebase die Nutzung von Bibliotheken von Drittanbietern vor, unter anderem Capillary.</text:p>
      <text:p text:style-name="Standard">Apple hingegen bietet das<text:s/>UNNotificationServiceExtension<text:s/>Objekt an, womit verschlüsselte Push-Notifications von der App entschlüsselt werden können.<text:s/>Dabei muss der versendete Notification Payload den Json Key „mutable-content“ mit dem Wert 1 beinhalten, damit<text:s/>das<text:s/>UNNotificationServiceExtension<text:s/>Objekt die verschlüsselte Notification entschlüsselt, bevor sie im Gerät angezeigt wird.</text:p>
      <text:p text:style-name="Standard"/>
      <text:p text:style-name="Standard">Umsetzung in Open Source Projekten:</text:p>
      <text:p text:style-name="Standard">Capillary ist eine Bibliothek der Drittanbieter, die eine End-zu-End Verschlüsselung über Firebase Cloud Messaging ermöglicht.<text:s/>Unter anderem bietet sie die Schlüsselgeneration als auch Registrierung der erstellten asymmetrischen Schlüssel mit dem Developer Application Server, der die Benachrichtigungen verschlüsselt über Firebase an die App mit Capillary versendet. Zudem bietet Capillary die<text:s/>Entschlüsselung und Verschlüsselung<text:s/>der Notification<text:s/>clientseitig in der App als auch serverseitig<text:s/>an.</text:p>
      <text:p text:style-name="Standard">Eine weitere Möglichkeit verschlüsselte Notifications zu senden, besteht über das Extensible Messaging and Presence Protocol (XMPP).<text:s/>XMPP selbst ist ein<text:s/>Standard der Internet Engineering Taswk Force (IETF),<text:s/>welcher Technologien<text:s/>wie instant messaging,<text:s/>Push Notifications,<text:s/>voice und video calls über XML ermöglicht.<text:s/>Dieser Standard definiert zudem<text:s/>die End-zu-End Verschlüsselung als auch Signierung von versendeten Objekten. Dies kann verwendet<text:s/>werden,<text:s/>um Push Notifications zu verschlüsseln.</text:p>
      <text:p text:style-name="Standard"/>
      <text:p text:style-name="Standard">Überschlag zum Prototyp:</text:p>
      <text:p text:style-name="Standard">Im Rahmen des Projektes sollte überprüft werden, wie oft unsichere Push Notifications in Apps benutzt wurden. Hierfür wurden nur Android Apps betrachtet.<text:s/>Das erste Analysekriterium achtet auf die Benutzung von „NotificationCompat“<text:s/>mit Hilfe von einem Stringabgleich, welche zu den<text:s/>Android<text:s/>Schnittstellen<text:s/>gehört und das Senden von Push Nachrichten ermöglicht. Wenn diese vorhanden ist,<text:s/>wird davon ausgegangen, dass eine App Notifications abschicken kann<text:s/>und dann<text:s/>wird<text:s/>auf die nächsten beiden Analysekriterien geachtet.</text:p>
      <text:p text:style-name="Standard">Die zweiten und dritten Analysekriterien untersuchen die Apps auch mit einem Stringabgleich nach den beiden Strings „Capillary“ und „XMPP“. Ist der String „Capillary“ vorhanden, so wird davon ausgegangen, dass die App Capillary unterstützt, da diese Bibliothek zum Zweck der End-zu-End Verschlüsselung von Push Notifications erstellt wurde. Ist der String „XMPP“ vorhanden, so kann nicht zwingend davon ausgegangen werden, dass eine End-zu-End Verschlüsselung unterstützt wird, da die Ende-zu-Ende Verschlüsselung im Standard nur als optionales Feature definiert wurde.</text:p>
      <text:p text:style-name="Standard"/>
      <text:p text:style-name="Standard">Zum Herunterladen der Apps wurde das<text:s/>Fork vom Python Projekt<text:s/>GooglePlayAPI<text:s/>von<text:s/>TheZ3ro benutzt, zudem musste das Requests Python Projekt auf die Version 2.20.0 herabgestuft werden, da eine höhere Version inkompatibel ist.<text:s/>Als weiteres<text:s/>wurde ein eigenes Python Skript geschrieben, welches die GooglePlayAPI Bibliothek importiert und für den Login benutzt.<text:s/>Bei dem Login wird<text:s/>ein neues Gerät mit der Sprachumgebung, die Zeitzone<text:s/>und<text:s/>einem Gerätecodenamen<text:s/>mit dem benutzten Account initialisiert. Im Falle der Tests waren dies die Werte<text:s/>„en_US“ für ein Gerät im US-Amerikanischen Raum, die Zeitzone „UTC“ und der Gerätecodename „hero2lte“, welches für das Samsung Galaxy S7 Edge steht.</text:p>
      <text:p text:style-name="Standard"/>
      <text:p text:style-name="Standard">Nach dem erfolgreichen Login wird ein Logger für das LogFile als auch entsprechende Counter für<text:s/>die Anzahl<text:s/>tatsächlich überprüfter<text:s/>Apps, da sich manche Apps nicht herunterladen lassen<text:s/>und<text:s/>die Anzahl von Apps mit den Strings „Capillary“ und „XMPP“.</text:p>
      <text:p text:style-name="Standard">Danach wird ein CSV Reader benutzt, um eine Datei auszulesen, die aus Application IDs der zu<text:s/><text:soft-page-break/>testenden Apps getrennt mit Zeilenumbrüchen besteht.<text:s/>Hierbei wurden mit einem<text:s/>Javascript<text:s/>Skript<text:s/>und nachträglicher manuellen Anpassung aus der Seite „androidrank.org“ die Application IDs der Top 500 Apps der Bereiche „Health_And_Fitness“ und „Medical“<text:s/>und in entsprechende zwei Dateien zusammengefasst, welche dem Skript zugefügt wurden.</text:p>
      <text:p text:style-name="Standard"/>
      <text:p text:style-name="Standard">Sobald die erste Application ID gelesen wurde, versucht das<text:s/>Skript die App in einen temporären Ordner herunterzuladen. Schlägt dies fehl, wird die nächste App iteriert. Wurde die App erfolgreich heruntergeladen, wird diese zunächst mit dem unzip Befehl entpackt, dann wird daraufhin<text:s/>der Inhalt der entpackten App<text:s/>mit dem grep Befehl nach den oben genannten Kriterien überprüft und zuletzt die entsprechenden Counter erhöht, sowie die Application ID<text:s/>mit dem gefundenen Wert<text:s/>in die LogDatei geschrieben, falls die App Capillary und/oder XMPP benutzt.</text:p>
      <text:p text:style-name="Standard"/>
      <text:p text:style-name="Standard">{Grafik mit den Ergebnissen}</text:p>
      <text:p text:style-name="Standard"/>
      <text:p text:style-name="Standard"/>
      <text:p text:style-name="Standard">https://cloudwuerdig.com/schneller-und-bessere-apps-entwickeln-mit-firebase/</text:p>
      <text:p text:style-name="Standard">https://firebase.google.com/?gclid=Cj0KCQiAnuGNBhCPARIsACbnLzoR1nRkDPPI3bIDw-DswFxULddHpXnUtsj1QcUCN5sGZDCMtG8dCtIaAhZWEALw_wcB&amp;gclsrc=aw.ds</text:p>
      <text:p text:style-name="Standard"><text:a xlink:href="https://medium.com/adobetech/securing-push-notifications-in-mobile-apps-a23b6c20139" office:target-frame-name="_top" xlink:show="replace"><text:span text:style-name="Hyperlink">https://medium.com/adobetech/securing-push-notifications-in-mobile-apps-a23b6c20139</text:span></text:a>e</text:p>
      <text:p text:style-name="Standard"><text:a xlink:href="https://www.pushmaze.com/how-fcm-push-notification-works/" office:target-frame-name="_top" xlink:show="replace"><text:span text:style-name="Hyperlink">https://www.pushmaze.com/how-fcm-push-notification-works/</text:span></text:a></text:p>
      <text:p text:style-name="Standard"><text:a xlink:href="https://firebase.google.com/docs/cloud-messaging/concept-options" office:target-frame-name="_top" xlink:show="replace"><text:span text:style-name="Hyperlink">https://firebase.google.com/docs/cloud-messaging/concept-options</text:span></text:a></text:p>
      <text:p text:style-name="Standard"><text:a xlink:href="https://developer.apple.com/library/archive/documentation/NetworkingInternet/Conceptual/RemoteNotificationsPG/APNSOverview.html#//apple_ref/doc/uid/TP40008194-CH8-SW1" office:target-frame-name="_top" xlink:show="replace"><text:span text:style-name="Hyperlink">https://developer.apple.com/library/archive/documentation/NetworkingInternet/Conceptual/RemoteNotificationsPG/APNSOverview.html#//apple_ref/doc/uid/TP40008194-CH8-SW1</text:span></text:a></text:p>
      <text:p text:style-name="Standard"><text:a xlink:href="https://developer.apple.com/documentation/usernotifications/modifying_content_in_newly_delivered_notifications" office:target-frame-name="_top" xlink:show="replace"><text:span text:style-name="Hyperlink">https://developer.apple.com/documentation/user</text:span><text:bookmark-start text:name="_Hlt92031807"/><text:bookmark-start text:name="_Hlt92031808"/><text:span text:style-name="Hyperlink">n</text:span><text:bookmark-end text:name="_Hlt92031807"/><text:bookmark-end text:name="_Hlt92031808"/><text:span text:style-name="Hyperlink">otifications/modifying_content_in_newly_delivered_notifications</text:span></text:a></text:p>
      <text:p text:style-name="Standard"><text:a xlink:href="https://developer.apple.com/documentation/usernotifications/setting_up_a_remote_notification_server/generating_a_remote_notification" office:target-frame-name="_top" xlink:show="replace"><text:span text:style-name="Hyperlink">https://developer.apple.com/documentation/usernotifications/setting_up_a_remote_notification_server/generating_a_remote_notification</text:span></text:a></text:p>
      <text:p text:style-name="Standard"><text:a xlink:href="https://github.com/google/capillary" office:target-frame-name="_top" xlink:show="replace"><text:span text:style-name="Hyperlink">https://github.com/google/capillary</text:span></text:a></text:p>
      <text:p text:style-name="Standard"><text:a xlink:href="https://xeps.tigase.net/docs/push-notifications/encrypt/" office:target-frame-name="_top" xlink:show="replace"><text:span text:style-name="Hyperlink">https://xeps.tigase.net/docs/push-notifications/encrypt/</text:span></text:a></text:p>
      <text:p text:style-name="Standard"><text:a xlink:href="https://xmpp.org/about/technology-overview/" office:target-frame-name="_top" xlink:show="replace"><text:span text:style-name="Hyperlink">https://xmpp.org/about/technology-overview/</text:span></text:a></text:p>
      <text:p text:style-name="Standard"><text:a xlink:href="https://xmpp.org/rfcs/rfc3923.html" office:target-frame-name="_top" xlink:show="replace"><text:span text:style-name="Hyperlink">https://xmpp.org/rfcs/rfc3923.html</text:span></text:a></text:p>
      <text:p text:style-name="Standard"><text:a xlink:href="https://xmpp.org/extensions/xep-0384.html" office:target-frame-name="_top" xlink:show="replace"><text:span text:style-name="Hyperlink">https://xmpp.org/extensions/xep-0384.html</text:span></text:a></text:p>
      <text:p text:style-name="Standard"><text:a xlink:href="https://www.oasis-open.org/committees/tc_home.php?wg_abbrev=mqtt" office:target-frame-name="_top" xlink:show="replace"><text:span text:style-name="Hyperlink">https://www.oasis-open.org/committees/tc_home.php?wg_abbrev=mqtt</text:span></text:a></text:p>
      <text:p text:style-name="Standard"><text:a xlink:href="https://developer.android.com/training/notify-user/build-notification" office:target-frame-name="_top" xlink:show="replace"><text:span text:style-name="Hyperlink">https://developer.android.com/training/notify-user/build-notification</text:span></text:a></text:p>
      <text:p text:style-name="Standard"><text:a xlink:href="https://github.com/TheZ3ro/googleplay-api/tree/patch-1" office:target-frame-name="_top" xlink:show="replace"><text:span text:style-name="Hyperlink">https://github.com/TheZ3ro/googleplay-api/tree/patch-1</text:span></text:a></text:p>
      <text:p text:style-name="Standard"><text:a xlink:href="https://www.androidrank.org/android-most-popular-google-play-apps?category=HEALTH_AND_FITNESS" office:target-frame-name="_top" xlink:show="replace"><text:span text:style-name="Hyperlink">https://www.androidrank.org/android-most-popular-google-play-apps?category=HEALTH_AND_FITNESS</text:span></text:a></text:p>
      <text:p text:style-name="Standard">https://www.androidrank.org/android-most-popular-google-play-apps?category=MEDICAL</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Issam Hbib</dc:creator>
    <meta:creation-date>2021-12-15T10:57:00Z</meta:creation-date>
    <dc:date>2022-01-02T17:37:00Z</dc:date>
    <meta:template xlink:href="Normal.dotm" xlink:type="simple"/>
    <meta:editing-cycles>43</meta:editing-cycles>
    <meta:editing-duration>PT0S</meta:editing-duration>
    <meta:document-statistic meta:page-count="3" meta:paragraph-count="22" meta:word-count="1665" meta:character-count="11135" meta:row-count="79" meta:non-whitespace-character-count="9492"/>
  </office:meta>
</office:document-meta>
</file>